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65d3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65d3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65d3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65d3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65d3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65d3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65d3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65d3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65d3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65d3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65d3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65d3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65d3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65d3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65d3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65d3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65d3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aiberlyn Camila González Urpin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8/11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2558183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Pablo Josè Gonzàlez Mat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90317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45.36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9" meta:non-whitespace-character-count="1001"/>
    <meta:template xlink:type="simple" xlink:actuate="onRequest" xlink:title="Normal" xlink:href=""/>
  </office:meta>
</office:document-meta>
</file>